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21:51:19.63782950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01T21:56:55.447735368</dc:date>
    <dc:creator>Jesus Castagnetto</dc:creator>
    <meta:editing-duration>P8DT15H26M55S</meta:editing-duration>
    <meta:editing-cycles>730</meta:editing-cycles>
    <meta:generator>LibreOffice/7.2.2.2$Linux_X86_64 LibreOffice_project/20$Build-2</meta:generator>
    <meta:document-statistic meta:table-count="1" meta:cell-count="6791" meta:object-count="0"/>
  </office:meta>
</office:document-meta>
</file>